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8.17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1.61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785cm"/>
    </style:style>
    <style:style style:name="co19" style:family="table-column">
      <style:table-column-properties fo:break-before="auto" style:column-width="8.532cm"/>
    </style:style>
    <style:style style:name="co20" style:family="table-column">
      <style:table-column-properties fo:break-before="auto" style:column-width="0.988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369cm"/>
    </style:style>
    <style:style style:name="co23" style:family="table-column">
      <style:table-column-properties fo:break-before="auto" style:column-width="3.6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-06-rea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sponseCode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thread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ureMessa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sentBytes</text:p>
          </table:table-cell>
          <table:table-cell office:value-type="string" calcext:value-type="string">
            <text:p>grpThreads</text:p>
          </table:table-cell>
          <table:table-cell office:value-type="string" calcext:value-type="string">
            <text:p>allThread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IdleTime</text:p>
          </table:table-cell>
          <table:table-cell office:value-type="string" calcext:value-type="string">
            <text:p>Connect</text:p>
          </table:table-cell>
        </table:table-row>
        <table:table-row table:style-name="ro1">
          <table:table-cell office:value-type="float" office:value="1617181631183" calcext:value-type="float">
            <text:p>161718163118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31" calcext:value-type="float">
            <text:p>16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druohJALy1rsBNYyLb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1588" calcext:value-type="float">
            <text:p>161718163158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489" calcext:value-type="float">
            <text:p>764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hrmveC4zCpr9QcPKNhB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1830" calcext:value-type="float">
            <text:p>161718163183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471" calcext:value-type="float">
            <text:p>76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goD5GvIlfNnek8Yuis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2032" calcext:value-type="float">
            <text:p>161718163203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41" calcext:value-type="float">
            <text:p>393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NNfiGGKrvh4pIiRnppt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2321" calcext:value-type="float">
            <text:p>161718163232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455" calcext:value-type="float">
            <text:p>16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xWD968Y9IYy9Q7b937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2484" calcext:value-type="float">
            <text:p>161718163248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29" calcext:value-type="float">
            <text:p>393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S7OCpD6FrpNSFCgG9Y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2645" calcext:value-type="float">
            <text:p>161718163264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41" calcext:value-type="float">
            <text:p>393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95zSpub4xk9jHCadh3a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2828" calcext:value-type="float">
            <text:p>161718163282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42" calcext:value-type="float">
            <text:p>393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sK7AgogzUWeyWXJu62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2998" calcext:value-type="float">
            <text:p>161718163299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27" calcext:value-type="float">
            <text:p>393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MYRVtb71FjrLQgnmozW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3166" calcext:value-type="float">
            <text:p>161718163316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465" calcext:value-type="float">
            <text:p>764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NlI9UlO7VMNA84JJFJ3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3348" calcext:value-type="float">
            <text:p>161718163334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481" calcext:value-type="float">
            <text:p>764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3xMoTagGMSpJpWjjzLT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3533" calcext:value-type="float">
            <text:p>161718163353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31" calcext:value-type="float">
            <text:p>16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druohJALy1rsBNYyLb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3672" calcext:value-type="float">
            <text:p>161718163367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37" calcext:value-type="float">
            <text:p>393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CoMoKe8IZ6niSplniN1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3826" calcext:value-type="float">
            <text:p>16171816338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42" calcext:value-type="float">
            <text:p>393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sK7AgogzUWeyWXJu62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3979" calcext:value-type="float">
            <text:p>161718163397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491" calcext:value-type="float">
            <text:p>764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oGhwhSj3mdAYkMcr11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4207" calcext:value-type="float">
            <text:p>161718163420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37" calcext:value-type="float">
            <text:p>162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xzkcQyrNHpRZRd6aY0s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4353" calcext:value-type="float">
            <text:p>161718163435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26" calcext:value-type="float">
            <text:p>16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YDPwr8ILOe0xiYLhKtQ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4493" calcext:value-type="float">
            <text:p>161718163449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18" calcext:value-type="float">
            <text:p>162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oHeYNlJX9adL47Ytwx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4625" calcext:value-type="float">
            <text:p>16171816346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26" calcext:value-type="float">
            <text:p>16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UasVHu4Osqy7mUWQmN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4759" calcext:value-type="float">
            <text:p>161718163475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33" calcext:value-type="float">
            <text:p>162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FEa3v9jTdolwkaqGkR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4890" calcext:value-type="float">
            <text:p>161718163489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445" calcext:value-type="float">
            <text:p>164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gkd41s5VUgUuTqbI47D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5038" calcext:value-type="float">
            <text:p>161718163503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26" calcext:value-type="float">
            <text:p>16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YDPwr8ILOe0xiYLhKtQ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5163" calcext:value-type="float">
            <text:p>161718163516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35" calcext:value-type="float">
            <text:p>39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czLavXQBmqLCHSpQIK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5314" calcext:value-type="float">
            <text:p>161718163531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477" calcext:value-type="float">
            <text:p>164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5YQGLNC3g9Hlfbv6j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5440" calcext:value-type="float">
            <text:p>161718163544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31" calcext:value-type="float">
            <text:p>16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druohJALy1rsBNYyLb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5557" calcext:value-type="float">
            <text:p>161718163555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465" calcext:value-type="float">
            <text:p>764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NlI9UlO7VMNA84JJFJ3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5724" calcext:value-type="float">
            <text:p>161718163572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478" calcext:value-type="float">
            <text:p>764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yZ3LPGvcCjFG0laKpDj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5903" calcext:value-type="float">
            <text:p>161718163590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42" calcext:value-type="float">
            <text:p>393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sK7AgogzUWeyWXJu62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6055" calcext:value-type="float">
            <text:p>16171816360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456" calcext:value-type="float">
            <text:p>164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MLYDq2zsqNnNH4LzXsM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6185" calcext:value-type="float">
            <text:p>16171816361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32" calcext:value-type="float">
            <text:p>162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M2PZkjKhnUnka5xVdx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6308" calcext:value-type="float">
            <text:p>161718163630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32" calcext:value-type="float">
            <text:p>162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M2PZkjKhnUnka5xVdx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6416" calcext:value-type="float">
            <text:p>161718163641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31" calcext:value-type="float">
            <text:p>16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UGKIConEtwOYjO1jmk6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6541" calcext:value-type="float">
            <text:p>161718163654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491" calcext:value-type="float">
            <text:p>764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oGhwhSj3mdAYkMcr11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6702" calcext:value-type="float">
            <text:p>161718163670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27" calcext:value-type="float">
            <text:p>393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yq3BE8RCcGTtczlVOOU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6857" calcext:value-type="float">
            <text:p>161718163685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439" calcext:value-type="float">
            <text:p>164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cMACzQKth1WjcB09ffg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6987" calcext:value-type="float">
            <text:p>16171816369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481" calcext:value-type="float">
            <text:p>764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3xMoTagGMSpJpWjjzLT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7153" calcext:value-type="float">
            <text:p>161718163715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477" calcext:value-type="float">
            <text:p>164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5YQGLNC3g9Hlfbv6j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7278" calcext:value-type="float">
            <text:p>161718163727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26" calcext:value-type="float">
            <text:p>16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Clshec8N4N60A14Lq3b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7418" calcext:value-type="float">
            <text:p>161718163741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489" calcext:value-type="float">
            <text:p>764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hrmveC4zCpr9QcPKNhB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7596" calcext:value-type="float">
            <text:p>161718163759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482" calcext:value-type="float">
            <text:p>764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672K84Hp39CJ7XryA7O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7766" calcext:value-type="float">
            <text:p>161718163776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27" calcext:value-type="float">
            <text:p>393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MYRVtb71FjrLQgnmozW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7931" calcext:value-type="float">
            <text:p>161718163793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35" calcext:value-type="float">
            <text:p>162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69aXiFWsE8uA9WVSNr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8078" calcext:value-type="float">
            <text:p>161718163807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477" calcext:value-type="float">
            <text:p>164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5YQGLNC3g9Hlfbv6j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8202" calcext:value-type="float">
            <text:p>161718163820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455" calcext:value-type="float">
            <text:p>16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xWD968Y9IYy9Q7b937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8338" calcext:value-type="float">
            <text:p>161718163833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20" calcext:value-type="float">
            <text:p>39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046fxSWr8nxryNijgOj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8479" calcext:value-type="float">
            <text:p>161718163847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20" calcext:value-type="float">
            <text:p>39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046fxSWr8nxryNijgOj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8577" calcext:value-type="float">
            <text:p>161718163857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490" calcext:value-type="float">
            <text:p>764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deZTWKQeZdIeLlcnic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8748" calcext:value-type="float">
            <text:p>161718163874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28" calcext:value-type="float">
            <text:p>393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5mrOnny0iMj92RlMMgQ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8904" calcext:value-type="float">
            <text:p>161718163890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465" calcext:value-type="float">
            <text:p>764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NlI9UlO7VMNA84JJFJ3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9062" calcext:value-type="float">
            <text:p>161718163906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26" calcext:value-type="float">
            <text:p>16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UasVHu4Osqy7mUWQmN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9184" calcext:value-type="float">
            <text:p>161718163918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478" calcext:value-type="float">
            <text:p>764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yZ3LPGvcCjFG0laKpDj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9350" calcext:value-type="float">
            <text:p>161718163935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31" calcext:value-type="float">
            <text:p>16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UGKIConEtwOYjO1jmk6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9471" calcext:value-type="float">
            <text:p>161718163947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19" calcext:value-type="float">
            <text:p>393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r5A0sVhkt6QCj5wRXM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9608" calcext:value-type="float">
            <text:p>161718163960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29" calcext:value-type="float">
            <text:p>393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S7OCpD6FrpNSFCgG9Y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9753" calcext:value-type="float">
            <text:p>161718163975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477" calcext:value-type="float">
            <text:p>164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5YQGLNC3g9Hlfbv6j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9865" calcext:value-type="float">
            <text:p>16171816398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477" calcext:value-type="float">
            <text:p>164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5YQGLNC3g9Hlfbv6j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39959" calcext:value-type="float">
            <text:p>16171816399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37" calcext:value-type="float">
            <text:p>393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CoMoKe8IZ6niSplniN1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0103" calcext:value-type="float">
            <text:p>161718164010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20" calcext:value-type="float">
            <text:p>162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5a9NS3bpcOkDMtyfwnw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0226" calcext:value-type="float">
            <text:p>161718164022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465" calcext:value-type="float">
            <text:p>764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NlI9UlO7VMNA84JJFJ3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0397" calcext:value-type="float">
            <text:p>1617181640397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37" calcext:value-type="float">
            <text:p>162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xzkcQyrNHpRZRd6aY0s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1040" calcext:value-type="float">
            <text:p>161718164104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38" calcext:value-type="float">
            <text:p>16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uxjii29u3v1vT4Ng5j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1163" calcext:value-type="float">
            <text:p>161718164116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32" calcext:value-type="float">
            <text:p>393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fxsZhXtfSXxBBuoJQe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1322" calcext:value-type="float">
            <text:p>161718164132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37" calcext:value-type="float">
            <text:p>162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xzkcQyrNHpRZRd6aY0s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1440" calcext:value-type="float">
            <text:p>16171816414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26" calcext:value-type="float">
            <text:p>16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Clshec8N4N60A14Lq3b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1552" calcext:value-type="float">
            <text:p>16171816415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459" calcext:value-type="float">
            <text:p>164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0hKrLuPkMBNViQUI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1678" calcext:value-type="float">
            <text:p>161718164167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491" calcext:value-type="float">
            <text:p>764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oGhwhSj3mdAYkMcr11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1842" calcext:value-type="float">
            <text:p>161718164184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37" calcext:value-type="float">
            <text:p>393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CoMoKe8IZ6niSplniN1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1987" calcext:value-type="float">
            <text:p>161718164198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37" calcext:value-type="float">
            <text:p>393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CoMoKe8IZ6niSplniN1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2077" calcext:value-type="float">
            <text:p>161718164207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28" calcext:value-type="float">
            <text:p>162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HaECTYYBGo4JaO0eky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2200" calcext:value-type="float">
            <text:p>161718164220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41" calcext:value-type="float">
            <text:p>393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95zSpub4xk9jHCadh3a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2355" calcext:value-type="float">
            <text:p>161718164235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32" calcext:value-type="float">
            <text:p>162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M2PZkjKhnUnka5xVdx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2487" calcext:value-type="float">
            <text:p>161718164248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35" calcext:value-type="float">
            <text:p>162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69aXiFWsE8uA9WVSNr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2641" calcext:value-type="float">
            <text:p>161718164264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62" calcext:value-type="float">
            <text:p>162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utCkd6V7vGBgihPJTC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2759" calcext:value-type="float">
            <text:p>161718164275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26" calcext:value-type="float">
            <text:p>16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Clshec8N4N60A14Lq3b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2869" calcext:value-type="float">
            <text:p>161718164286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62" calcext:value-type="float">
            <text:p>162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utCkd6V7vGBgihPJTC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2983" calcext:value-type="float">
            <text:p>161718164298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478" calcext:value-type="float">
            <text:p>764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yZ3LPGvcCjFG0laKpDj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3140" calcext:value-type="float">
            <text:p>161718164314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41" calcext:value-type="float">
            <text:p>393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95zSpub4xk9jHCadh3a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3274" calcext:value-type="float">
            <text:p>161718164327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496" calcext:value-type="float">
            <text:p>764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XLVnCLNIrqNJsBRgiZb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3436" calcext:value-type="float">
            <text:p>161718164343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42" calcext:value-type="float">
            <text:p>393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sK7AgogzUWeyWXJu62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3575" calcext:value-type="float">
            <text:p>161718164357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478" calcext:value-type="float">
            <text:p>764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yZ3LPGvcCjFG0laKpDj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3751" calcext:value-type="float">
            <text:p>161718164375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20" calcext:value-type="float">
            <text:p>39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046fxSWr8nxryNijgOj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3904" calcext:value-type="float">
            <text:p>161718164390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27" calcext:value-type="float">
            <text:p>393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yq3BE8RCcGTtczlVOOU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4041" calcext:value-type="float">
            <text:p>161718164404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465" calcext:value-type="float">
            <text:p>764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NlI9UlO7VMNA84JJFJ3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4206" calcext:value-type="float">
            <text:p>161718164420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476" calcext:value-type="float">
            <text:p>764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YHmcYBFGud4CFgWOTps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4362" calcext:value-type="float">
            <text:p>161718164436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25" calcext:value-type="float">
            <text:p>393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5ZWgTordAxjoZbR5Tjq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4489" calcext:value-type="float">
            <text:p>161718164448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482" calcext:value-type="float">
            <text:p>764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672K84Hp39CJ7XryA7O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4663" calcext:value-type="float">
            <text:p>161718164466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478" calcext:value-type="float">
            <text:p>764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yZ3LPGvcCjFG0laKpDj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4814" calcext:value-type="float">
            <text:p>161718164481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476" calcext:value-type="float">
            <text:p>764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YHmcYBFGud4CFgWOTps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4967" calcext:value-type="float">
            <text:p>161718164496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20" calcext:value-type="float">
            <text:p>162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Gnj45vtcCzZADACSkLZ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5079" calcext:value-type="float">
            <text:p>16171816450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37" calcext:value-type="float">
            <text:p>393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CoMoKe8IZ6niSplniN1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5222" calcext:value-type="float">
            <text:p>161718164522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27" calcext:value-type="float">
            <text:p>393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yq3BE8RCcGTtczlVOOU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5343" calcext:value-type="float">
            <text:p>161718164534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38" calcext:value-type="float">
            <text:p>16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uxjii29u3v1vT4Ng5j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5463" calcext:value-type="float">
            <text:p>16171816454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18" calcext:value-type="float">
            <text:p>162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oHeYNlJX9adL47Ytwx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5580" calcext:value-type="float">
            <text:p>161718164558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442" calcext:value-type="float">
            <text:p>164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4xpSiJpMh6JIBentnpI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5695" calcext:value-type="float">
            <text:p>161718164569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33" calcext:value-type="float">
            <text:p>162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FEa3v9jTdolwkaqGkR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5812" calcext:value-type="float">
            <text:p>161718164581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29" calcext:value-type="float">
            <text:p>393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S7OCpD6FrpNSFCgG9Y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5943" calcext:value-type="float">
            <text:p>161718164594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26" calcext:value-type="float">
            <text:p>16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UasVHu4Osqy7mUWQmN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6071" calcext:value-type="float">
            <text:p>161718164607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26" calcext:value-type="float">
            <text:p>16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YDPwr8ILOe0xiYLhKtQ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6181" calcext:value-type="float">
            <text:p>16171816461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41" calcext:value-type="float">
            <text:p>393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95zSpub4xk9jHCadh3a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6327" calcext:value-type="float">
            <text:p>161718164632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342" calcext:value-type="float">
            <text:p>393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sK7AgogzUWeyWXJu62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1646464" calcext:value-type="float">
            <text:p>161718164646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489" calcext:value-type="float">
            <text:p>764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hrmveC4zCpr9QcPKNhBV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bench-06-vuejs" table:style-name="ta1">
        <table:shapes>
          <draw:frame draw:z-index="0" draw:style-name="gr1" draw:text-style-name="P1" svg:width="15.999cm" svg:height="8.999cm" svg:x="5.951cm" svg:y="0.1cm">
            <draw:object draw:notify-on-update-of-ranges="'bench-06-vuejs'.B1:'bench-06-vuejs'.B1 'bench-06-vuejs'.B2:'bench-06-vuejs'.B100 'bench-06-vuejs'.C1:'bench-06-vuejs'.C1 'bench-06-vuejs'.C2:'bench-06-vuejs'.C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vuejs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sponseCode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thread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ureMessa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sentBytes</text:p>
          </table:table-cell>
          <table:table-cell office:value-type="string" calcext:value-type="string">
            <text:p>grpThreads</text:p>
          </table:table-cell>
          <table:table-cell office:value-type="string" calcext:value-type="string">
            <text:p>allThread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IdleTime</text:p>
          </table:table-cell>
          <table:table-cell office:value-type="string" calcext:value-type="string">
            <text:p>Connect</text:p>
          </table:table-cell>
        </table:table-row>
        <table:table-row table:style-name="ro1">
          <table:table-cell office:value-type="float" office:value="1617183262097" calcext:value-type="float">
            <text:p>1617183262097</text:p>
          </table:table-cell>
          <table:table-cell office:value-type="float" office:value="147" calcext:value-type="float">
            <text:p>14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37" calcext:value-type="float">
            <text:p>742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9305WgDjojOZ4fMW77v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2300" calcext:value-type="float">
            <text:p>1617183262300</text:p>
          </table:table-cell>
          <table:table-cell office:value-type="float" office:value="74" calcext:value-type="float">
            <text:p>7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45" calcext:value-type="float">
            <text:p>742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WeWuMYBWQrPplYH6Ha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2413" calcext:value-type="float">
            <text:p>1617183262413</text:p>
          </table:table-cell>
          <table:table-cell office:value-type="float" office:value="84" calcext:value-type="float">
            <text:p>8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6" calcext:value-type="float">
            <text:p>14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AHVTTOcco8qIpqYCeP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2531" calcext:value-type="float">
            <text:p>1617183262531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006" calcext:value-type="float">
            <text:p>140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mDq9GWwZog8KWU2M56w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2932" calcext:value-type="float">
            <text:p>1617183262932</text:p>
          </table:table-cell>
          <table:table-cell office:value-type="float" office:value="77" calcext:value-type="float">
            <text:p>7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3" calcext:value-type="float">
            <text:p>142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XXXN3qVTiyzYhLY5IYv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3039" calcext:value-type="float">
            <text:p>1617183263039</text:p>
          </table:table-cell>
          <table:table-cell office:value-type="float" office:value="86" calcext:value-type="float">
            <text:p>8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90" calcext:value-type="float">
            <text:p>1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lwRkdaNyx4NhZRO2vja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3160" calcext:value-type="float">
            <text:p>1617183263160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90" calcext:value-type="float">
            <text:p>370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hgu8BYJmcoHN2Mt9wQh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3289" calcext:value-type="float">
            <text:p>1617183263289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6" calcext:value-type="float">
            <text:p>14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lSk8hSaTyPAGFOljPzi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3419" calcext:value-type="float">
            <text:p>1617183263419</text:p>
          </table:table-cell>
          <table:table-cell office:value-type="float" office:value="88" calcext:value-type="float">
            <text:p>8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82" calcext:value-type="float">
            <text:p>139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SwosGB6m4HvqUjqKcB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3545" calcext:value-type="float">
            <text:p>1617183263545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39" calcext:value-type="float">
            <text:p>742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IbH6m3zn9jDsplC2Kf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3719" calcext:value-type="float">
            <text:p>1617183263719</text:p>
          </table:table-cell>
          <table:table-cell office:value-type="float" office:value="85" calcext:value-type="float">
            <text:p>8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20" calcext:value-type="float">
            <text:p>142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ZI8DB0Zkq1S0DYD2UW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3839" calcext:value-type="float">
            <text:p>1617183263839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kp43Pgz4lwSqJYCo55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3951" calcext:value-type="float">
            <text:p>1617183263951</text:p>
          </table:table-cell>
          <table:table-cell office:value-type="float" office:value="85" calcext:value-type="float">
            <text:p>8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14" calcext:value-type="float">
            <text:p>142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m3AnZjJCjl52urcbMU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4067" calcext:value-type="float">
            <text:p>1617183264067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20" calcext:value-type="float">
            <text:p>142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ZI8DB0Zkq1S0DYD2UW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4194" calcext:value-type="float">
            <text:p>1617183264194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1" calcext:value-type="float">
            <text:p>142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09xb2DhxisLF6BTM8rP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4325" calcext:value-type="float">
            <text:p>1617183264325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89" calcext:value-type="float">
            <text:p>370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G2bwqXFDfKxhhDoGtts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4465" calcext:value-type="float">
            <text:p>1617183264465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4" calcext:value-type="float">
            <text:p>142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j8kfyoJwnM3bqQ5fayk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4575" calcext:value-type="float">
            <text:p>1617183264575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41" calcext:value-type="float">
            <text:p>742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3XzBWcjQyqWC36zNuO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4740" calcext:value-type="float">
            <text:p>1617183264740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93" calcext:value-type="float">
            <text:p>139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XxxGOpzu3QDLlz2Omr8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4863" calcext:value-type="float">
            <text:p>1617183264863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78" calcext:value-type="float">
            <text:p>139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Np7lRbfOoLmx1DKqFW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4975" calcext:value-type="float">
            <text:p>1617183264975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87" calcext:value-type="float">
            <text:p>370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tvLd6f8rCZs5KXrKvg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5105" calcext:value-type="float">
            <text:p>1617183265105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4" calcext:value-type="float">
            <text:p>142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j8kfyoJwnM3bqQ5fayk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5221" calcext:value-type="float">
            <text:p>1617183265221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14" calcext:value-type="float">
            <text:p>142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m3AnZjJCjl52urcbMU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5323" calcext:value-type="float">
            <text:p>1617183265323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44" calcext:value-type="float">
            <text:p>742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3VQ0AlBcu2dEY45XF43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5490" calcext:value-type="float">
            <text:p>1617183265490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50" calcext:value-type="float">
            <text:p>742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YP0VMMMKlDK6s9iwj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5634" calcext:value-type="float">
            <text:p>1617183265634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016" calcext:value-type="float">
            <text:p>140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m7Iuvxl5Iat1oEakK2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5766" calcext:value-type="float">
            <text:p>1617183265766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006" calcext:value-type="float">
            <text:p>140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mDq9GWwZog8KWU2M56w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5893" calcext:value-type="float">
            <text:p>161718326589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124" calcext:value-type="float">
            <text:p>371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JaBv4Py1qrdimiVgo9p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6026" calcext:value-type="float">
            <text:p>1617183266026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14" calcext:value-type="float">
            <text:p>142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m3AnZjJCjl52urcbMU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6155" calcext:value-type="float">
            <text:p>1617183266155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38" calcext:value-type="float">
            <text:p>74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BKTj6WfM0uFzIRPKpKT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6322" calcext:value-type="float">
            <text:p>1617183266322</text:p>
          </table:table-cell>
          <table:table-cell office:value-type="float" office:value="74" calcext:value-type="float">
            <text:p>7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016" calcext:value-type="float">
            <text:p>140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m7Iuvxl5Iat1oEakK2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6433" calcext:value-type="float">
            <text:p>1617183266433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39" calcext:value-type="float">
            <text:p>742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IbH6m3zn9jDsplC2Kf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6589" calcext:value-type="float">
            <text:p>1617183266589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85" calcext:value-type="float">
            <text:p>139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hgFO9P2Eh3mvPZLjIc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6719" calcext:value-type="float">
            <text:p>1617183266719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91" calcext:value-type="float">
            <text:p>37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YanrMsKwHthwgbh05wM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6884" calcext:value-type="float">
            <text:p>1617183266884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6" calcext:value-type="float">
            <text:p>14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AHVTTOcco8qIpqYCeP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6998" calcext:value-type="float">
            <text:p>1617183266998</text:p>
          </table:table-cell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82" calcext:value-type="float">
            <text:p>139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SwosGB6m4HvqUjqKcB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7110" calcext:value-type="float">
            <text:p>1617183267110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20" calcext:value-type="float">
            <text:p>142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ZI8DB0Zkq1S0DYD2UW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7217" calcext:value-type="float">
            <text:p>1617183267217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56" calcext:value-type="float">
            <text:p>74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rSIPkhxZg0h1N0L7Wp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7378" calcext:value-type="float">
            <text:p>1617183267378</text:p>
          </table:table-cell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4" calcext:value-type="float">
            <text:p>142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j8kfyoJwnM3bqQ5fayk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7482" calcext:value-type="float">
            <text:p>1617183267482</text:p>
          </table:table-cell>
          <table:table-cell office:value-type="float" office:value="68" calcext:value-type="float">
            <text:p>6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90" calcext:value-type="float">
            <text:p>1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lwRkdaNyx4NhZRO2vja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7583" calcext:value-type="float">
            <text:p>1617183267583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42" calcext:value-type="float">
            <text:p>742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63XK4r5SNOnoYCGNQGO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7780" calcext:value-type="float">
            <text:p>1617183267780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85" calcext:value-type="float">
            <text:p>139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hgFO9P2Eh3mvPZLjIc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7909" calcext:value-type="float">
            <text:p>1617183267909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89" calcext:value-type="float">
            <text:p>370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G2bwqXFDfKxhhDoGtts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8069" calcext:value-type="float">
            <text:p>1617183268069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93" calcext:value-type="float">
            <text:p>370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RQ4F1qv8RbAgrYPoDq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8213" calcext:value-type="float">
            <text:p>1617183268213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83" calcext:value-type="float">
            <text:p>370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huvnTrmLyqrEdJczoq8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8348" calcext:value-type="float">
            <text:p>1617183268348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37" calcext:value-type="float">
            <text:p>742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QpHs9bTk2H1i0LVwrY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8513" calcext:value-type="float">
            <text:p>1617183268513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93" calcext:value-type="float">
            <text:p>370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RQ4F1qv8RbAgrYPoDq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8647" calcext:value-type="float">
            <text:p>1617183268647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42" calcext:value-type="float">
            <text:p>742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JckYRTOvLbnxW3ncVcB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8831" calcext:value-type="float">
            <text:p>1617183268831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39" calcext:value-type="float">
            <text:p>742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IbH6m3zn9jDsplC2Kf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8932" calcext:value-type="float">
            <text:p>1617183268932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90" calcext:value-type="float">
            <text:p>1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lwRkdaNyx4NhZRO2vja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9038" calcext:value-type="float">
            <text:p>1617183269038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6" calcext:value-type="float">
            <text:p>14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PJAeGkuv0505qZMmCl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9162" calcext:value-type="float">
            <text:p>1617183269162</text:p>
          </table:table-cell>
          <table:table-cell office:value-type="float" office:value="68" calcext:value-type="float">
            <text:p>6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14" calcext:value-type="float">
            <text:p>142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m3AnZjJCjl52urcbMU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9261" calcext:value-type="float">
            <text:p>1617183269261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85" calcext:value-type="float">
            <text:p>139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hgFO9P2Eh3mvPZLjIc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9355" calcext:value-type="float">
            <text:p>161718326935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90" calcext:value-type="float">
            <text:p>1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lwRkdaNyx4NhZRO2vja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9451" calcext:value-type="float">
            <text:p>1617183269451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37" calcext:value-type="float">
            <text:p>742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QpHs9bTk2H1i0LVwrY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9596" calcext:value-type="float">
            <text:p>1617183269596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56" calcext:value-type="float">
            <text:p>74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rSIPkhxZg0h1N0L7Wp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69739" calcext:value-type="float">
            <text:p>1617183269739</text:p>
          </table:table-cell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3" calcext:value-type="float">
            <text:p>142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XXXN3qVTiyzYhLY5IYv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0004" calcext:value-type="float">
            <text:p>1617183270004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124" calcext:value-type="float">
            <text:p>371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JaBv4Py1qrdimiVgo9p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0130" calcext:value-type="float">
            <text:p>1617183270130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4" calcext:value-type="float">
            <text:p>142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BRSszH4R0nlCUEmexX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0242" calcext:value-type="float">
            <text:p>1617183270242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50" calcext:value-type="float">
            <text:p>742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coAKK7qhdBI314UNjF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0423" calcext:value-type="float">
            <text:p>1617183270423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4" calcext:value-type="float">
            <text:p>142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j8kfyoJwnM3bqQ5fayk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0521" calcext:value-type="float">
            <text:p>1617183270521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87" calcext:value-type="float">
            <text:p>139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ua5mo56nJNzbFX7FyW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0644" calcext:value-type="float">
            <text:p>1617183270644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98" calcext:value-type="float">
            <text:p>13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hHiT0KgU23iwuJOujWe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0773" calcext:value-type="float">
            <text:p>1617183270773</text:p>
          </table:table-cell>
          <table:table-cell office:value-type="float" office:value="92" calcext:value-type="float">
            <text:p>9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83" calcext:value-type="float">
            <text:p>370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huvnTrmLyqrEdJczoq8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0913" calcext:value-type="float">
            <text:p>1617183270913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kp43Pgz4lwSqJYCo55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1039" calcext:value-type="float">
            <text:p>161718327103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82" calcext:value-type="float">
            <text:p>139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SwosGB6m4HvqUjqKcB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1160" calcext:value-type="float">
            <text:p>1617183271160</text:p>
          </table:table-cell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14" calcext:value-type="float">
            <text:p>142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m3AnZjJCjl52urcbMU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1263" calcext:value-type="float">
            <text:p>1617183271263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93" calcext:value-type="float">
            <text:p>370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RQ4F1qv8RbAgrYPoDq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1391" calcext:value-type="float">
            <text:p>1617183271391</text:p>
          </table:table-cell>
          <table:table-cell office:value-type="float" office:value="94" calcext:value-type="float">
            <text:p>9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41" calcext:value-type="float">
            <text:p>742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3XzBWcjQyqWC36zNuO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1556" calcext:value-type="float">
            <text:p>1617183271556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42" calcext:value-type="float">
            <text:p>742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JckYRTOvLbnxW3ncVcB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1676" calcext:value-type="float">
            <text:p>1617183271676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20" calcext:value-type="float">
            <text:p>142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ZI8DB0Zkq1S0DYD2UW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1785" calcext:value-type="float">
            <text:p>1617183271785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85" calcext:value-type="float">
            <text:p>139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hgFO9P2Eh3mvPZLjIc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1888" calcext:value-type="float">
            <text:p>1617183271888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87" calcext:value-type="float">
            <text:p>139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ua5mo56nJNzbFX7FyW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1992" calcext:value-type="float">
            <text:p>1617183271992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90" calcext:value-type="float">
            <text:p>370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hgu8BYJmcoHN2Mt9wQh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2144" calcext:value-type="float">
            <text:p>1617183272144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4" calcext:value-type="float">
            <text:p>142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j8kfyoJwnM3bqQ5fayk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2263" calcext:value-type="float">
            <text:p>1617183272263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83" calcext:value-type="float">
            <text:p>370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huvnTrmLyqrEdJczoq8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2406" calcext:value-type="float">
            <text:p>1617183272406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1" calcext:value-type="float">
            <text:p>142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09xb2DhxisLF6BTM8rP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2539" calcext:value-type="float">
            <text:p>1617183272539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37" calcext:value-type="float">
            <text:p>742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QpHs9bTk2H1i0LVwrY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2708" calcext:value-type="float">
            <text:p>1617183272708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34" calcext:value-type="float">
            <text:p>142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C4h3YMLVWA1fqrRbur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2819" calcext:value-type="float">
            <text:p>1617183272819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4" calcext:value-type="float">
            <text:p>142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j8kfyoJwnM3bqQ5fayk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2920" calcext:value-type="float">
            <text:p>1617183272920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82" calcext:value-type="float">
            <text:p>139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SwosGB6m4HvqUjqKcB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3037" calcext:value-type="float">
            <text:p>1617183273037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98" calcext:value-type="float">
            <text:p>13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hHiT0KgU23iwuJOujWe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3151" calcext:value-type="float">
            <text:p>1617183273151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98" calcext:value-type="float">
            <text:p>13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hHiT0KgU23iwuJOujWe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3235" calcext:value-type="float">
            <text:p>1617183273235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78" calcext:value-type="float">
            <text:p>139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Np7lRbfOoLmx1DKqFW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3331" calcext:value-type="float">
            <text:p>1617183273331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91" calcext:value-type="float">
            <text:p>139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Nnfd2yzfrsug9cVLCO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3436" calcext:value-type="float">
            <text:p>1617183273436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42" calcext:value-type="float">
            <text:p>742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63XK4r5SNOnoYCGNQGO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3592" calcext:value-type="float">
            <text:p>1617183273592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34" calcext:value-type="float">
            <text:p>142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C4h3YMLVWA1fqrRbur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3708" calcext:value-type="float">
            <text:p>1617183273708</text:p>
          </table:table-cell>
          <table:table-cell office:value-type="float" office:value="123" calcext:value-type="float">
            <text:p>12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45" calcext:value-type="float">
            <text:p>742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WeWuMYBWQrPplYH6Ha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3902" calcext:value-type="float">
            <text:p>1617183273902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41" calcext:value-type="float">
            <text:p>742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3XzBWcjQyqWC36zNuO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4003" calcext:value-type="float">
            <text:p>1617183274003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87" calcext:value-type="float">
            <text:p>370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tvLd6f8rCZs5KXrKvg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4141" calcext:value-type="float">
            <text:p>1617183274141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6" calcext:value-type="float">
            <text:p>14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AHVTTOcco8qIpqYCeP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4271" calcext:value-type="float">
            <text:p>1617183274271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91" calcext:value-type="float">
            <text:p>37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YanrMsKwHthwgbh05wM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4391" calcext:value-type="float">
            <text:p>1617183274391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016" calcext:value-type="float">
            <text:p>140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m7Iuvxl5Iat1oEakK2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4520" calcext:value-type="float">
            <text:p>1617183274520</text:p>
          </table:table-cell>
          <table:table-cell office:value-type="float" office:value="122" calcext:value-type="float">
            <text:p>12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94" calcext:value-type="float">
            <text:p>370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dsOkJZv1srcR1RjmZt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4683" calcext:value-type="float">
            <text:p>1617183274683</text:p>
          </table:table-cell>
          <table:table-cell office:value-type="float" office:value="142" calcext:value-type="float">
            <text:p>14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45" calcext:value-type="float">
            <text:p>742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WeWuMYBWQrPplYH6Ha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4879" calcext:value-type="float">
            <text:p>1617183274879</text:p>
          </table:table-cell>
          <table:table-cell office:value-type="float" office:value="62" calcext:value-type="float">
            <text:p>6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1" calcext:value-type="float">
            <text:p>142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09xb2DhxisLF6BTM8rP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4972" calcext:value-type="float">
            <text:p>1617183274972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44" calcext:value-type="float">
            <text:p>742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3VQ0AlBcu2dEY45XF43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83275134" calcext:value-type="float">
            <text:p>1617183275134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56" calcext:value-type="float">
            <text:p>74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rSIPkhxZg0h1N0L7Wp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AVERAGE([.B2:.B99])" office:value-type="float" office:value="87.5306122448979" calcext:value-type="float">
            <text:p>87,5306122448979</text:p>
          </table:table-cell>
          <table:table-cell table:formula="of:=AVERAGE([.C2:.C99])" office:value-type="float" office:value="101.408163265306" calcext:value-type="float">
            <text:p>101,408163265306</text:p>
          </table:table-cell>
          <table:table-cell table:number-columns-repeated="15"/>
        </table:table-row>
      </table:table>
      <table:table table:name="analytics-react" table:style-name="ta1">
        <table:shapes>
          <draw:frame draw:z-index="0" draw:style-name="gr1" draw:text-style-name="P1" svg:width="15.999cm" svg:height="8.999cm" svg:x="5.032cm" svg:y="0.1cm">
            <draw:object draw:notify-on-update-of-ranges="'analytics-react'.A1:'analytics-react'.A1 'analytics-react'.A2:'analytics-react'.A97 'analytics-react'.B1:'analytics-react'.B1 'analytics-react'.B2:'analytics-react'.B97 'analytics-react'.C1:'analytics-react'.C1 'analytics-react'.C2:'analytics-react'.C97 'analytics-react'.D1:'analytics-react'.D1 'analytics-react'.D2:'analytics-react'.D9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0" table:default-cell-style-name="ce1"/>
        <table:table-column table:style-name="co21" table:default-cell-style-name="ce1"/>
        <table:table-column table:style-name="co22" table:number-columns-repeated="2" table:default-cell-style-name="ce1"/>
        <table:table-column table:style-name="co23" table:default-cell-style-name="Default"/>
        <table:table-row table:style-name="ro1">
          <table:table-cell table:style-name="Default" office:value-type="string" calcext:value-type="string">
            <text:p>FID</text:p>
          </table:table-cell>
          <table:table-cell table:style-name="Default" office:value-type="string" calcext:value-type="string">
            <text:p>TTFB</text:p>
          </table:table-cell>
          <table:table-cell table:style-name="Default" office:value-type="string" calcext:value-type="string">
            <text:p>FCP</text:p>
          </table:table-cell>
          <table:table-cell table:style-name="Default" office:value-type="string" calcext:value-type="string">
            <text:p>LCP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33" calcext:value-type="float">
            <text:p>33,00</text:p>
          </table:table-cell>
          <table:table-cell office:value-type="float" office:value="264" calcext:value-type="float">
            <text:p>264,00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33" calcext:value-type="float">
            <text:p>33,00</text:p>
          </table:table-cell>
          <table:table-cell office:value-type="float" office:value="264" calcext:value-type="float">
            <text:p>264,00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33" calcext:value-type="float">
            <text:p>33,00</text:p>
          </table:table-cell>
          <table:table-cell office:value-type="float" office:value="264" calcext:value-type="float">
            <text:p>264,00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33" calcext:value-type="float">
            <text:p>33,00</text:p>
          </table:table-cell>
          <table:table-cell office:value-type="float" office:value="264" calcext:value-type="float">
            <text:p>264,00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33" calcext:value-type="float">
            <text:p>33,00</text:p>
          </table:table-cell>
          <table:table-cell office:value-type="float" office:value="264" calcext:value-type="float">
            <text:p>264,00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33" calcext:value-type="float">
            <text:p>33,00</text:p>
          </table:table-cell>
          <table:table-cell office:value-type="float" office:value="264" calcext:value-type="float">
            <text:p>264,00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33" calcext:value-type="float">
            <text:p>33,00</text:p>
          </table:table-cell>
          <table:table-cell office:value-type="float" office:value="264" calcext:value-type="float">
            <text:p>264,00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33" calcext:value-type="float">
            <text:p>33,00</text:p>
          </table:table-cell>
          <table:table-cell office:value-type="float" office:value="264" calcext:value-type="float">
            <text:p>264,00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33" calcext:value-type="float">
            <text:p>33,00</text:p>
          </table:table-cell>
          <table:table-cell office:value-type="float" office:value="264" calcext:value-type="float">
            <text:p>264,00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.32999999995809" calcext:value-type="float">
            <text:p>5,33</text:p>
          </table:table-cell>
          <table:table-cell office:value-type="float" office:value="122.430000003078" calcext:value-type="float">
            <text:p>122,43</text:p>
          </table:table-cell>
          <table:table-cell office:value-type="float" office:value="321.949" calcext:value-type="float">
            <text:p>321,95</text:p>
          </table:table-cell>
          <table:table-cell/>
        </table:table-row>
      </table:table>
      <table:table table:name="analytics-vuejs" table:style-name="ta1">
        <table:shapes>
          <draw:frame draw:z-index="0" draw:style-name="gr1" draw:text-style-name="P1" svg:width="15.999cm" svg:height="8.999cm" svg:x="5.223cm" svg:y="0.1cm">
            <draw:object draw:notify-on-update-of-ranges="'analytics-vuejs'.A1:'analytics-vuejs'.A1 'analytics-vuejs'.A2:'analytics-vuejs'.A100 'analytics-vuejs'.B1:'analytics-vuejs'.B1 'analytics-vuejs'.B2:'analytics-vuejs'.B100 'analytics-vuejs'.C1:'analytics-vuejs'.C1 'analytics-vuejs'.C2:'analytics-vuejs'.C100 'analytics-vuejs'.D1:'analytics-vuejs'.D1 'analytics-vuejs'.D2:'analytics-vuejs'.D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5" table:default-cell-style-name="ce1"/>
        <table:table-column table:style-name="co23" table:default-cell-style-name="Default"/>
        <table:table-row table:style-name="ro1">
          <table:table-cell table:style-name="Default" office:value-type="string" calcext:value-type="string">
            <text:p>FID</text:p>
          </table:table-cell>
          <table:table-cell table:style-name="Default" office:value-type="string" calcext:value-type="string">
            <text:p>TTFB</text:p>
          </table:table-cell>
          <table:table-cell table:style-name="Default" office:value-type="string" calcext:value-type="string">
            <text:p>FCP</text:p>
          </table:table-cell>
          <table:table-cell table:style-name="Default" office:value-type="string" calcext:value-type="string">
            <text:p>LCP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  <table:table-row table:style-name="ro1">
          <table:table-cell office:value-type="float" office:value="0.860000000102446" calcext:value-type="float">
            <text:p>0,86</text:p>
          </table:table-cell>
          <table:table-cell office:value-type="float" office:value="78.8199999951758" calcext:value-type="float">
            <text:p>78,82</text:p>
          </table:table-cell>
          <table:table-cell office:value-type="float" office:value="195.540000000619" calcext:value-type="float">
            <text:p>195,54</text:p>
          </table:table-cell>
          <table:table-cell office:value-type="float" office:value="361.864" calcext:value-type="float">
            <text:p>361,8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31T12:21:35.241538830</dc:date>
    <dc:creator>Bruno Thomas</dc:creator>
    <meta:editing-duration>PT5M45S</meta:editing-duration>
    <meta:editing-cycles>1</meta:editing-cycles>
    <meta:document-statistic meta:table-count="4" meta:cell-count="4107" meta:object-count="3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25cm" svg:y="3.952cm" style:legend-expansion="high" chart:style-name="ch2"/>
        <chart:plot-area chart:style-name="ch3" table:cell-range-address="'bench-06-vuejs'.B1:'bench-06-vuejs'.C100" chart:data-source-has-labels="row" svg:x="0.32cm" svg:y="0.18cm" svg:width="13.785cm" svg:height="8.64cm">
          <chartooo:coordinate-region svg:x="1.127cm" svg:y="0.379cm" svg:width="12.978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ench-06-vuejs'.B2:'bench-06-vuejs'.B100" chart:label-cell-address="'bench-06-vuejs'.B1:'bench-06-vuejs'.B1" chart:class="chart:bar">
            <chart:data-point chart:repeated="99"/>
          </chart:series>
          <chart:series chart:style-name="ch8" chart:values-cell-range-address="'bench-06-vuejs'.C2:'bench-06-vuejs'.C100" chart:label-cell-address="'bench-06-vuejs'.C1:'bench-06-vuejs'.C1" chart:class="chart:ba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uejs</text:p>
                <draw:g>
                  <svg:desc>'bench-06-vuejs'.B1:'bench-06-vuejs'.B1</svg:desc>
                </draw:g>
              </table:table-cell>
              <table:table-cell office:value-type="string">
                <text:p>react</text:p>
                <draw:g>
                  <svg:desc>'bench-06-vuejs'.C1:'bench-06-vuej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">
                <text:p>147</text:p>
                <draw:g>
                  <svg:desc>'bench-06-vuejs'.B2:'bench-06-vuejs'.B100</svg:desc>
                </draw:g>
              </table:table-cell>
              <table:table-cell office:value-type="float" office:value="178">
                <text:p>178</text:p>
                <draw:g>
                  <svg:desc>'bench-06-vuejs'.C2:'bench-06-vuejs'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">
                <text:p>7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">
                <text:p>8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">
                <text:p>8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">
                <text:p>9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">
                <text:p>8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">
                <text:p>8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">
                <text:p>8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">
                <text:p>8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">
                <text:p>1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">
                <text:p>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">
                <text:p>11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">
                <text:p>8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">
                <text:p>8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">
                <text:p>6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">
                <text:p>9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">
                <text:p>9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">
                <text:p>9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">
                <text:p>8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">
                <text:p>9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9">
                <text:p>8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8">
                <text:p>1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7">
                <text:p>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9">
                <text:p>7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">
                <text:p>6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">
                <text:p>7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">
                <text:p>11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">
                <text:p>7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">
                <text:p>6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0">
                <text:p>1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">
                <text:p>8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8">
                <text:p>1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">
                <text:p>1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">
                <text:p>9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2">
                <text:p>1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8">
                <text:p>6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7">
                <text:p>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3">
                <text:p>7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">
                <text:p>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2">
                <text:p>8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5">
                <text:p>9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7">
                <text:p>8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9">
                <text:p>8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2">
                <text:p>9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1">
                <text:p>9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3">
                <text:p>7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8">
                <text:p>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">
                <text:p>9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5">
                <text:p>10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7">
                <text:p>8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8">
                <text:p>9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0">
                <text:p>1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9">
                <text:p>6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3">
                <text:p>5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6">
                <text:p>6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">
                <text:p>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7">
                <text:p>9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0">
                <text:p>8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">
                <text:p>12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4">
                <text:p>6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">
                <text:p>9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4">
                <text:p>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7">
                <text:p>8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2">
                <text:p>1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2">
                <text:p>14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2">
                <text:p>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3">
                <text:p>9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0">
                <text:p>8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7.5306122448979">
                <text:p>87.5306122448979</text:p>
              </table:table-cell>
              <table:table-cell office:value-type="float" office:value="101.408163265306">
                <text:p>101.4081632653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4.372cm" svg:y="3.454cm" style:legend-expansion="high" chart:style-name="ch2"/>
        <chart:plot-area chart:style-name="ch3" table:cell-range-address="'analytics-vuejs'.A1:'analytics-vuejs'.D100" chart:data-source-has-labels="row" svg:x="0.32cm" svg:y="0.18cm" svg:width="13.732cm" svg:height="8.64cm">
          <chartooo:coordinate-region svg:x="1.603cm" svg:y="0.379cm" svg:width="12.449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nalytics-vuejs'.A2:'analytics-vuejs'.A100" chart:label-cell-address="'analytics-vuejs'.A1:'analytics-vuejs'.A1" chart:class="chart:area">
            <chart:data-point chart:repeated="99"/>
          </chart:series>
          <chart:series chart:style-name="ch8" chart:values-cell-range-address="'analytics-vuejs'.B2:'analytics-vuejs'.B100" chart:label-cell-address="'analytics-vuejs'.B1:'analytics-vuejs'.B1" chart:class="chart:area">
            <chart:data-point chart:repeated="99"/>
          </chart:series>
          <chart:series chart:style-name="ch9" chart:values-cell-range-address="'analytics-vuejs'.C2:'analytics-vuejs'.C100" chart:label-cell-address="'analytics-vuejs'.C1:'analytics-vuejs'.C1" chart:class="chart:area">
            <chart:data-point chart:repeated="99"/>
          </chart:series>
          <chart:series chart:style-name="ch10" chart:values-cell-range-address="'analytics-vuejs'.D2:'analytics-vuejs'.D100" chart:label-cell-address="'analytics-vuejs'.D1:'analytics-vuejs'.D1" chart:class="chart:area"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D</text:p>
                <draw:g>
                  <svg:desc>'analytics-vuejs'.A1:'analytics-vuejs'.A1</svg:desc>
                </draw:g>
              </table:table-cell>
              <table:table-cell office:value-type="string">
                <text:p>TTFB</text:p>
                <draw:g>
                  <svg:desc>'analytics-vuejs'.B1:'analytics-vuejs'.B1</svg:desc>
                </draw:g>
              </table:table-cell>
              <table:table-cell office:value-type="string">
                <text:p>FCP</text:p>
                <draw:g>
                  <svg:desc>'analytics-vuejs'.C1:'analytics-vuejs'.C1</svg:desc>
                </draw:g>
              </table:table-cell>
              <table:table-cell office:value-type="string">
                <text:p>LCP</text:p>
                <draw:g>
                  <svg:desc>'analytics-vuejs'.D1:'analytics-vuej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60000000102446">
                <text:p>0.860000000102446</text:p>
                <draw:g>
                  <svg:desc>'analytics-vuejs'.A2:'analytics-vuejs'.A100</svg:desc>
                </draw:g>
              </table:table-cell>
              <table:table-cell office:value-type="float" office:value="78.8199999951758">
                <text:p>78.8199999951758</text:p>
                <draw:g>
                  <svg:desc>'analytics-vuejs'.B2:'analytics-vuejs'.B100</svg:desc>
                </draw:g>
              </table:table-cell>
              <table:table-cell office:value-type="float" office:value="195.540000000619">
                <text:p>195.540000000619</text:p>
                <draw:g>
                  <svg:desc>'analytics-vuejs'.C2:'analytics-vuejs'.C100</svg:desc>
                </draw:g>
              </table:table-cell>
              <table:table-cell office:value-type="float" office:value="361.864">
                <text:p>361.864</text:p>
                <draw:g>
                  <svg:desc>'analytics-vuejs'.D2:'analytics-vuejs'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60000000102446">
                <text:p>0.860000000102446</text:p>
              </table:table-cell>
              <table:table-cell office:value-type="float" office:value="78.8199999951758">
                <text:p>78.8199999951758</text:p>
              </table:table-cell>
              <table:table-cell office:value-type="float" office:value="195.540000000619">
                <text:p>195.540000000619</text:p>
              </table:table-cell>
              <table:table-cell office:value-type="float" office:value="361.864">
                <text:p>361.8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4.372cm" svg:y="3.454cm" style:legend-expansion="high" chart:style-name="ch2"/>
        <chart:plot-area chart:style-name="ch3" table:cell-range-address="'analytics-react'.A1:'analytics-react'.D97" chart:data-source-has-labels="row" svg:x="0.32cm" svg:y="0.18cm" svg:width="13.732cm" svg:height="8.64cm">
          <chartooo:coordinate-region svg:x="1.603cm" svg:y="0.379cm" svg:width="12.309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nalytics-react'.A2:'analytics-react'.A97" chart:label-cell-address="'analytics-react'.A1:'analytics-react'.A1" chart:class="chart:area">
            <chart:data-point chart:repeated="96"/>
          </chart:series>
          <chart:series chart:style-name="ch8" chart:values-cell-range-address="'analytics-react'.B2:'analytics-react'.B97" chart:label-cell-address="'analytics-react'.B1:'analytics-react'.B1" chart:class="chart:area">
            <chart:data-point chart:repeated="96"/>
          </chart:series>
          <chart:series chart:style-name="ch9" chart:values-cell-range-address="'analytics-react'.C2:'analytics-react'.C97" chart:label-cell-address="'analytics-react'.C1:'analytics-react'.C1" chart:class="chart:area">
            <chart:data-point chart:repeated="96"/>
          </chart:series>
          <chart:series chart:style-name="ch10" chart:values-cell-range-address="'analytics-react'.D2:'analytics-react'.D97" chart:label-cell-address="'analytics-react'.D1:'analytics-react'.D1" chart:class="chart:area">
            <chart:data-point chart:repeated="9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D</text:p>
                <draw:g>
                  <svg:desc>'analytics-react'.A1:'analytics-react'.A1</svg:desc>
                </draw:g>
              </table:table-cell>
              <table:table-cell office:value-type="string">
                <text:p>TTFB</text:p>
                <draw:g>
                  <svg:desc>'analytics-react'.B1:'analytics-react'.B1</svg:desc>
                </draw:g>
              </table:table-cell>
              <table:table-cell office:value-type="string">
                <text:p>FCP</text:p>
                <draw:g>
                  <svg:desc>'analytics-react'.C1:'analytics-react'.C1</svg:desc>
                </draw:g>
              </table:table-cell>
              <table:table-cell office:value-type="string">
                <text:p>LCP</text:p>
                <draw:g>
                  <svg:desc>'analytics-react'.D1:'analytics-react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7000000227708">
                <text:p>2.07000000227708</text:p>
                <draw:g>
                  <svg:desc>'analytics-react'.A2:'analytics-react'.A97</svg:desc>
                </draw:g>
              </table:table-cell>
              <table:table-cell office:value-type="float" office:value="33">
                <text:p>33</text:p>
                <draw:g>
                  <svg:desc>'analytics-react'.B2:'analytics-react'.B97</svg:desc>
                </draw:g>
              </table:table-cell>
              <table:table-cell office:value-type="float" office:value="264">
                <text:p>264</text:p>
                <draw:g>
                  <svg:desc>'analytics-react'.C2:'analytics-react'.C97</svg:desc>
                </draw:g>
              </table:table-cell>
              <table:table-cell office:value-type="float" office:value="321.949">
                <text:p>321.949</text:p>
                <draw:g>
                  <svg:desc>'analytics-react'.D2:'analytics-react'.D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33">
                <text:p>33</text:p>
              </table:table-cell>
              <table:table-cell office:value-type="float" office:value="264">
                <text:p>264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33">
                <text:p>33</text:p>
              </table:table-cell>
              <table:table-cell office:value-type="float" office:value="264">
                <text:p>264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33">
                <text:p>33</text:p>
              </table:table-cell>
              <table:table-cell office:value-type="float" office:value="264">
                <text:p>264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33">
                <text:p>33</text:p>
              </table:table-cell>
              <table:table-cell office:value-type="float" office:value="264">
                <text:p>264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33">
                <text:p>33</text:p>
              </table:table-cell>
              <table:table-cell office:value-type="float" office:value="264">
                <text:p>264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33">
                <text:p>33</text:p>
              </table:table-cell>
              <table:table-cell office:value-type="float" office:value="264">
                <text:p>264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33">
                <text:p>33</text:p>
              </table:table-cell>
              <table:table-cell office:value-type="float" office:value="264">
                <text:p>264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33">
                <text:p>33</text:p>
              </table:table-cell>
              <table:table-cell office:value-type="float" office:value="264">
                <text:p>264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.32999999995809">
                <text:p>5.32999999995809</text:p>
              </table:table-cell>
              <table:table-cell office:value-type="float" office:value="122.430000003078">
                <text:p>122.430000003078</text:p>
              </table:table-cell>
              <table:table-cell office:value-type="float" office:value="321.949">
                <text:p>321.9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